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DejaVu Sans Mono" svg:font-family="'DejaVu Sans Mono'"/>
    <style:font-face style:name="Lucidasans1" svg:font-family="Lucidasans"/>
    <style:font-face style:name="SFMono-Regular" svg:font-family="SFMono-Regular, Consolas, 'Liberation Mono', Menlo, Courier, monospace"/>
    <style:font-face style:name="sans-serif" svg:font-family="sans-serif"/>
    <style:font-face style:name="TimesNewRoman,Bold" svg:font-family="'TimesNewRoman,Bold'"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Alef" svg:font-family="Alef" style:font-pitch="variable"/>
    <style:font-face style:name="Amiri" svg:font-family="Amiri" style:font-pitch="variable"/>
    <style:font-face style:name="Amiri Quran" svg:font-family="'Amiri Quran'" style:font-pitch="variable"/>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list-style-name="L1" style:master-page-name="">
      <style:paragraph-properties style:page-number="auto" text:number-lines="true" text:line-number="1" style:writing-mode="lr-tb"/>
      <style:text-properties officeooo:rsid="0a3c8896" officeooo:paragraph-rsid="0a3c8896"/>
    </style:style>
    <style:style style:name="P2" style:family="paragraph" style:parent-style-name="Text">
      <style:paragraph-properties fo:text-align="center" style:justify-single-word="false"/>
    </style:style>
    <style:style style:name="P3" style:family="paragraph" style:parent-style-name="Text">
      <style:paragraph-properties fo:text-align="center" style:justify-single-word="false"/>
      <style:text-properties fo:font-size="10pt" style:font-size-asian="10pt" style:font-size-complex="10pt"/>
    </style:style>
    <style:style style:name="P4" style:family="paragraph" style:parent-style-name="Text">
      <style:paragraph-properties fo:text-align="center" style:justify-single-word="false"/>
      <style:text-properties fo:font-size="10pt" officeooo:paragraph-rsid="0f547baf" style:font-size-asian="10pt" style:font-size-complex="10pt"/>
    </style:style>
    <style:style style:name="P5" style:family="paragraph" style:parent-style-name="Text">
      <style:paragraph-properties fo:text-align="center" style:justify-single-word="false"/>
      <style:text-properties style:font-name="DejaVu Sans Mono1" fo:font-size="10pt" officeooo:paragraph-rsid="0f547baf" style:font-size-asian="10pt" style:font-size-complex="10pt"/>
    </style:style>
    <style:style style:name="P6" style:family="paragraph" style:parent-style-name="_5b_ABNT_5d__20_texto_20_padrão" style:list-style-name="L13"/>
    <style:style style:name="P7" style:family="paragraph" style:parent-style-name="_5b_ABNT_5d__20_texto_20_padrão">
      <style:text-properties style:font-name="Arial"/>
    </style:style>
    <style:style style:name="P8" style:family="paragraph" style:parent-style-name="_5b_ABNT_5d__20_texto_20_padrão">
      <style:paragraph-properties fo:text-align="center" style:justify-single-word="false"/>
      <style:text-properties style:font-name="Arial"/>
    </style:style>
    <style:style style:name="P9" style:family="paragraph" style:parent-style-name="_5b_ABNT_5d__20_texto_20_padrão">
      <style:text-properties officeooo:rsid="0f5ba051" officeooo:paragraph-rsid="0f5ba051"/>
    </style:style>
    <style:style style:name="P10" style:family="paragraph" style:parent-style-name="_5b_ABNT_5d__20_texto_20_padrão">
      <style:text-properties officeooo:rsid="0f5bcdd3" officeooo:paragraph-rsid="0f5bcdd3"/>
    </style:style>
    <style:style style:name="P11" style:family="paragraph" style:parent-style-name="_5b_ABNT_5d__20_texto_20_padrão">
      <style:paragraph-properties fo:margin-left="0cm" fo:margin-right="0cm" fo:text-indent="0cm" style:auto-text-indent="false"/>
      <style:text-properties style:font-name="Arial"/>
    </style:style>
    <style:style style:name="P12" style:family="paragraph" style:parent-style-name="_5b_ABNT_5d__20_texto_20_padrão">
      <style:paragraph-properties fo:margin-left="0cm" fo:margin-right="0cm" fo:text-align="center" style:justify-single-word="false" fo:text-indent="0cm" style:auto-text-indent="false"/>
      <style:text-properties style:font-name="Arial"/>
    </style:style>
    <style:style style:name="P13" style:family="paragraph" style:parent-style-name="_5b_ABNT_5d__20_texto_20_padrão">
      <style:paragraph-properties fo:margin-left="0cm" fo:margin-right="0cm" fo:text-align="center" style:justify-single-word="false" fo:text-indent="0cm" style:auto-text-indent="false"/>
      <style:text-properties style:font-name="Arial" fo:font-weight="normal" officeooo:paragraph-rsid="0f5056cd" style:font-weight-asian="normal" style:font-weight-complex="normal"/>
    </style:style>
    <style:style style:name="P14" style:family="paragraph" style:parent-style-name="_5b_ABNT_5d__20_texto_20_padrão">
      <style:paragraph-properties fo:margin-left="0cm" fo:margin-right="0cm" fo:text-indent="0cm" style:auto-text-indent="false"/>
      <style:text-properties officeooo:rsid="0f5ba051" officeooo:paragraph-rsid="0f5ba051"/>
    </style:style>
    <style:style style:name="P15" style:family="paragraph" style:parent-style-name="_5b_ABNT_5d__20_texto_20_padrão">
      <style:paragraph-properties fo:break-before="page"/>
      <style:text-properties style:font-name="Arial"/>
    </style:style>
    <style:style style:name="P16" style:family="paragraph" style:parent-style-name="_5b_ABNT_5d__20_título_20_1">
      <style:text-properties style:font-name="Arial"/>
    </style:style>
    <style:style style:name="P17" style:family="paragraph" style:parent-style-name="_5b_ABNT_5d__20_título_20_1" style:list-style-name="">
      <style:paragraph-properties fo:line-height="150%" fo:text-align="justify" style:justify-single-word="false">
        <style:tab-stops/>
      </style:paragraph-properties>
    </style:style>
    <style:style style:name="P18" style:family="paragraph" style:parent-style-name="_5b_ABNT_5d__20_título_20_1">
      <style:paragraph-properties fo:break-before="page"/>
    </style:style>
    <style:style style:name="P19" style:family="paragraph" style:parent-style-name="_5b_ABNT_5d__20_título_20_1">
      <style:paragraph-properties fo:break-before="page"/>
      <style:text-properties officeooo:rsid="0f5ba051" officeooo:paragraph-rsid="0f5ba051"/>
    </style:style>
    <style:style style:name="P20" style:family="paragraph" style:parent-style-name="Preformatted_20_Text">
      <loext:graphic-properties draw:fill="solid" draw:fill-color="#ffffff" draw:opacity="100%"/>
      <style:paragraph-properties fo:background-color="#ffffff"/>
      <style:text-properties fo:color="#000000" style:font-name="DejaVu Sans Mono1" fo:font-size="9pt" style:font-size-asian="9pt" style:font-size-complex="9pt"/>
    </style:style>
    <style:style style:name="P21" style:family="paragraph" style:parent-style-name="Preformatted_20_Text">
      <style:paragraph-properties fo:line-height="115%" fo:text-align="justify" style:justify-single-word="false"/>
      <style:text-properties fo:color="#000000" style:font-name="DejaVu Sans Mono1" fo:font-size="9pt" style:font-size-asian="9pt" style:font-size-complex="9pt"/>
    </style:style>
    <style:style style:name="P22" style:family="paragraph" style:parent-style-name="Preformatted_20_Text">
      <loext:graphic-properties draw:fill="solid" draw:fill-color="#ffffff" draw:opacity="100%"/>
      <style:paragraph-properties fo:line-height="115%" fo:background-color="#ffffff"/>
      <style:text-properties fo:color="#000000" style:font-name="DejaVu Sans Mono1" fo:font-size="9pt" style:font-size-asian="9pt" style:font-size-complex="9pt"/>
    </style:style>
    <style:style style:name="P23" style:family="paragraph" style:parent-style-name="Preformatted_20_Text">
      <loext:graphic-properties draw:fill="solid" draw:fill-color="#ffffff" draw:opacity="100%"/>
      <style:paragraph-properties fo:background-color="#ffffff"/>
      <style:text-properties fo:color="#000000" style:font-name="DejaVu Sans Mono1" fo:font-size="9pt" officeooo:paragraph-rsid="0f547baf" style:font-size-asian="9pt" style:font-size-complex="9pt"/>
    </style:style>
    <style:style style:name="P24" style:family="paragraph" style:parent-style-name="Preformatted_20_Text">
      <loext:graphic-properties draw:fill="solid" draw:fill-color="#ffffff" draw:opacity="100%"/>
      <style:paragraph-properties fo:background-color="#ffffff"/>
      <style:text-properties fo:color="#000000" style:font-name="DejaVu Sans Mono1" fo:font-size="9pt" officeooo:paragraph-rsid="0f56ab8c" style:font-size-asian="9pt" style:font-size-complex="9pt"/>
    </style:style>
    <style:style style:name="P25" style:family="paragraph" style:parent-style-name="Preformatted_20_Text">
      <style:paragraph-properties fo:line-height="115%" fo:text-align="justify" style:justify-single-word="false"/>
      <style:text-properties fo:color="#000000" style:font-name="DejaVu Sans Mono1" fo:font-size="8pt" officeooo:paragraph-rsid="0f547baf" style:font-size-asian="8pt" style:font-size-complex="8pt"/>
    </style:style>
    <style:style style:name="P26" style:family="paragraph" style:parent-style-name="Preformatted_20_Text">
      <loext:graphic-properties draw:fill="solid" draw:fill-color="#ffffff" draw:opacity="100%"/>
      <style:paragraph-properties fo:background-color="#ffffff"/>
      <style:text-properties fo:color="#000000" style:font-name="DejaVu Sans Mono1" fo:font-size="8pt" style:font-size-asian="8pt" style:font-size-complex="8pt"/>
    </style:style>
    <style:style style:name="P27" style:family="paragraph" style:parent-style-name="Preformatted_20_Text">
      <loext:graphic-properties draw:fill="solid" draw:fill-color="#ffffff" draw:opacity="100%"/>
      <style:paragraph-properties fo:background-color="#ffffff"/>
      <style:text-properties fo:color="#000000" style:font-name="DejaVu Sans Mono1" fo:font-size="8pt" officeooo:paragraph-rsid="0f547baf" style:font-size-asian="8pt" style:font-size-complex="8pt"/>
    </style:style>
    <style:style style:name="P28" style:family="paragraph" style:parent-style-name="Preformatted_20_Text">
      <loext:graphic-properties draw:fill="solid" draw:fill-color="#ffffff" draw:opacity="100%"/>
      <style:paragraph-properties fo:line-height="115%" fo:text-align="center" style:justify-single-word="false" fo:background-color="#ffffff"/>
      <style:text-properties style:font-name="DejaVu Sans Mono1" fo:font-size="9pt" officeooo:paragraph-rsid="0f5a35df" style:font-size-asian="9pt" style:font-size-complex="9pt"/>
    </style:style>
    <style:style style:name="P29" style:family="paragraph" style:parent-style-name="Preformatted_20_Text">
      <loext:graphic-properties draw:fill="solid" draw:fill-color="#ffffff" draw:opacity="100%"/>
      <style:paragraph-properties fo:line-height="115%" fo:text-align="center" style:justify-single-word="false" fo:background-color="#ffffff"/>
      <style:text-properties style:font-name="DejaVu Sans Mono1" fo:font-size="9pt" officeooo:paragraph-rsid="0f5c6ddd" style:font-size-asian="9pt" style:font-size-complex="9pt"/>
    </style:style>
    <style:style style:name="P30" style:family="paragraph" style:parent-style-name="Preformatted_20_Text">
      <loext:graphic-properties draw:fill="solid" draw:fill-color="#ffffff" draw:opacity="100%"/>
      <style:paragraph-properties fo:background-color="#ffffff"/>
      <style:text-properties style:font-name="DejaVu Sans Mono1" fo:font-size="9pt" style:font-size-asian="9pt" style:font-size-complex="9pt"/>
    </style:style>
    <style:style style:name="P31" style:family="paragraph" style:parent-style-name="Preformatted_20_Text">
      <loext:graphic-properties draw:fill="solid" draw:fill-color="#ffffff" draw:opacity="100%"/>
      <style:paragraph-properties fo:text-align="center" style:justify-single-word="false" fo:background-color="#ffffff"/>
      <style:text-properties style:font-name="DejaVu Sans Mono1" fo:font-size="9pt" style:font-size-asian="9pt" style:font-size-complex="9pt"/>
    </style:style>
    <style:style style:name="P32" style:family="paragraph" style:parent-style-name="Preformatted_20_Text">
      <loext:graphic-properties draw:fill="solid" draw:fill-color="#ffffff" draw:opacity="100%"/>
      <style:paragraph-properties fo:background-color="#ffffff"/>
      <style:text-properties style:font-name="DejaVu Sans Mono1" fo:font-size="9pt" officeooo:paragraph-rsid="0f5a35df" style:font-size-asian="9pt" style:font-size-complex="9pt"/>
    </style:style>
    <style:style style:name="P33" style:family="paragraph" style:parent-style-name="Preformatted_20_Text">
      <loext:graphic-properties draw:fill="solid" draw:fill-color="#ffffff" draw:opacity="100%"/>
      <style:paragraph-properties fo:background-color="#ffffff"/>
      <style:text-properties style:font-name="DejaVu Sans Mono1" fo:font-size="9pt" officeooo:paragraph-rsid="0f5ba051" style:font-size-asian="9pt" style:font-size-complex="9pt"/>
    </style:style>
    <style:style style:name="P34" style:family="paragraph" style:parent-style-name="Preformatted_20_Text">
      <loext:graphic-properties draw:fill="solid" draw:fill-color="#ffffff" draw:opacity="100%"/>
      <style:paragraph-properties fo:background-color="#ffffff"/>
      <style:text-properties fo:color="#808080" style:font-name="DejaVu Sans Mono1" fo:font-size="9pt" fo:font-style="italic" style:font-size-asian="9pt" style:font-size-complex="9pt"/>
    </style:style>
    <style:style style:name="P35" style:family="paragraph" style:parent-style-name="Preformatted_20_Text">
      <loext:graphic-properties draw:fill="solid" draw:fill-color="#ffffff" draw:opacity="100%"/>
      <style:paragraph-properties fo:background-color="#ffffff"/>
      <style:text-properties fo:color="#000080" style:font-name="DejaVu Sans Mono1" fo:font-size="9pt" style:font-size-asian="9pt" style:font-size-complex="9pt"/>
    </style:style>
    <style:style style:name="P36" style:family="paragraph" style:parent-style-name="Preformatted_20_Text">
      <loext:graphic-properties draw:fill="solid" draw:fill-color="#ffffff" draw:opacity="100%"/>
      <style:paragraph-properties fo:background-color="#ffffff"/>
      <style:text-properties fo:color="#0066b3" style:font-name="DejaVu Sans Mono1" fo:font-size="9pt" style:font-size-asian="9pt" style:font-size-complex="9pt"/>
    </style:style>
    <style:style style:name="P37" style:family="paragraph" style:parent-style-name="Preformatted_20_Text">
      <loext:graphic-properties draw:fill="solid" draw:fill-color="#ffffff" draw:opacity="100%"/>
      <style:paragraph-properties fo:background-color="#ffffff"/>
      <style:text-properties fo:color="#0066b3" style:font-name="DejaVu Sans Mono1" fo:font-size="9pt" officeooo:paragraph-rsid="0f5ba051" style:font-size-asian="9pt" style:font-size-complex="9pt"/>
    </style:style>
    <style:style style:name="P38" style:family="paragraph" style:parent-style-name="Preformatted_20_Text">
      <loext:graphic-properties draw:fill="solid" draw:fill-color="#ffffff" draw:opacity="100%"/>
      <style:paragraph-properties fo:background-color="#ffffff"/>
      <style:text-properties fo:color="#ed1c24" style:font-name="DejaVu Sans Mono1" fo:font-size="9pt" style:font-size-asian="9pt" style:font-size-complex="9pt"/>
    </style:style>
    <style:style style:name="P39" style:family="paragraph" style:parent-style-name="Preformatted_20_Text">
      <loext:graphic-properties draw:fill="solid" draw:fill-color="#ffffff" draw:opacity="100%"/>
      <style:paragraph-properties fo:background-color="#ffffff"/>
      <style:text-properties fo:color="#ed1c24" style:font-name="DejaVu Sans Mono1" fo:font-size="9pt" officeooo:paragraph-rsid="0f5ba051" style:font-size-asian="9pt" style:font-size-complex="9pt"/>
    </style:style>
    <style:style style:name="P40" style:family="paragraph" style:parent-style-name="Preformatted_20_Text">
      <loext:graphic-properties draw:fill="solid" draw:fill-color="#ffffff" draw:opacity="100%"/>
      <style:paragraph-properties fo:background-color="#ffffff"/>
      <style:text-properties fo:color="#00a65d" style:font-name="DejaVu Sans Mono1" fo:font-size="9pt" style:font-size-asian="9pt" style:font-size-complex="9pt"/>
    </style:style>
    <style:style style:name="P41" style:family="paragraph" style:parent-style-name="Preformatted_20_Text">
      <loext:graphic-properties draw:fill="solid" draw:fill-color="#ffffff" draw:opacity="100%"/>
      <style:paragraph-properties fo:text-align="center" style:justify-single-word="false" fo:background-color="#ffffff"/>
      <style:text-properties fo:color="#00a65d" style:font-name="DejaVu Sans Mono1" fo:font-size="9pt" style:font-size-asian="9pt" style:font-size-complex="9pt"/>
    </style:style>
    <style:style style:name="P42" style:family="paragraph" style:parent-style-name="Preformatted_20_Text">
      <loext:graphic-properties draw:fill="solid" draw:fill-color="#ffffff" draw:opacity="100%"/>
      <style:paragraph-properties fo:text-align="center" style:justify-single-word="false" fo:background-color="#ffffff"/>
      <style:text-properties fo:color="#00a65d" style:font-name="DejaVu Sans Mono1" fo:font-size="9pt" officeooo:paragraph-rsid="0f5ba051" style:font-size-asian="9pt" style:font-size-complex="9pt"/>
    </style:style>
    <style:style style:name="P43" style:family="paragraph" style:parent-style-name="Preformatted_20_Text">
      <loext:graphic-properties draw:fill="solid" draw:fill-color="#ffffff" draw:opacity="100%"/>
      <style:paragraph-properties fo:text-align="center" style:justify-single-word="false" fo:background-color="#ffffff"/>
      <style:text-properties fo:color="#00a65d" style:font-name="DejaVu Sans Mono1" fo:font-size="9pt" officeooo:paragraph-rsid="0f5ba606" style:font-size-asian="9pt" style:font-size-complex="9pt"/>
    </style:style>
    <style:style style:name="P44" style:family="paragraph" style:parent-style-name="Preformatted_20_Text">
      <loext:graphic-properties draw:fill="solid" draw:fill-color="#ffffff" draw:opacity="100%"/>
      <style:paragraph-properties fo:text-align="center" style:justify-single-word="false" fo:background-color="#ffffff"/>
      <style:text-properties fo:color="#00a65d" style:font-name="DejaVu Sans Mono1" fo:font-size="9pt" officeooo:paragraph-rsid="0f5c6ddd" style:font-size-asian="9pt" style:font-size-complex="9pt"/>
    </style:style>
    <style:style style:name="P45"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1" fo:font-size="9pt" style:font-size-asian="9pt" style:font-size-complex="9pt"/>
    </style:style>
    <style:style style:name="P46"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1" fo:font-size="9pt" officeooo:paragraph-rsid="0f5ba051" style:font-size-asian="9pt" style:font-size-complex="9pt"/>
    </style:style>
    <style:style style:name="P47"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1" fo:font-size="9pt" officeooo:paragraph-rsid="0f5ba606" style:font-size-asian="9pt" style:font-size-complex="9pt"/>
    </style:style>
    <style:style style:name="P48"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1" fo:font-size="9pt" officeooo:paragraph-rsid="0f5bcdd3" style:font-size-asian="9pt" style:font-size-complex="9pt"/>
    </style:style>
    <style:style style:name="P49" style:family="paragraph" style:parent-style-name="Preformatted_20_Text">
      <loext:graphic-properties draw:fill="solid" draw:fill-color="#ffffff" draw:opacity="100%"/>
      <style:paragraph-properties fo:line-height="115%" fo:text-align="center" style:justify-single-word="false" fo:background-color="#ffffff"/>
      <style:text-properties fo:color="#00a65d" style:font-name="DejaVu Sans Mono1" fo:font-size="9pt" officeooo:paragraph-rsid="0f5c6ddd" style:font-size-asian="9pt" style:font-size-complex="9pt"/>
    </style:style>
    <style:style style:name="P50"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1" fo:font-size="9pt" fo:font-style="italic" style:font-size-asian="9pt" style:font-style-asian="italic" style:font-size-complex="9pt" style:font-style-complex="italic"/>
    </style:style>
    <style:style style:name="P51" style:family="paragraph" style:parent-style-name="Preformatted_20_Text">
      <loext:graphic-properties draw:fill="solid" draw:fill-color="#ffffff" draw:opacity="100%"/>
      <style:paragraph-properties fo:background-color="#ffffff"/>
      <style:text-properties fo:color="#a3238e" style:font-name="DejaVu Sans Mono1" fo:font-size="9pt" style:font-size-asian="9pt" style:font-size-complex="9pt"/>
    </style:style>
    <style:style style:name="P52" style:family="paragraph" style:parent-style-name="Preformatted_20_Text">
      <loext:graphic-properties draw:fill="solid" draw:fill-color="#ffffff" draw:opacity="100%"/>
      <style:paragraph-properties fo:background-color="#ffffff"/>
      <style:text-properties fo:color="#a3238e" style:font-name="DejaVu Sans Mono1" fo:font-size="9pt" officeooo:paragraph-rsid="0f5ba051" style:font-size-asian="9pt" style:font-size-complex="9pt"/>
    </style:style>
    <style:style style:name="P53" style:family="paragraph" style:parent-style-name="Preformatted_20_Text">
      <loext:graphic-properties draw:fill="solid" draw:fill-color="#ffffff" draw:opacity="100%"/>
      <style:paragraph-properties fo:text-align="center" style:justify-single-word="false" fo:background-color="#ffffff"/>
      <style:text-properties style:use-window-font-color="true" style:font-name="DejaVu Sans Mono1" fo:font-size="9pt" officeooo:paragraph-rsid="0f5c6ddd" style:font-size-asian="9pt" style:font-size-complex="9pt"/>
    </style:style>
    <style:style style:name="P54" style:family="paragraph" style:parent-style-name="Preformatted_20_Text">
      <loext:graphic-properties draw:fill="solid" draw:fill-color="#ffffff" draw:opacity="100%"/>
      <style:paragraph-properties fo:text-align="center" style:justify-single-word="false" fo:background-color="#ffffff"/>
      <style:text-properties style:use-window-font-color="true" style:font-name="DejaVu Sans Mono1" fo:font-size="9pt" style:font-size-asian="9pt" style:font-size-complex="9pt"/>
    </style:style>
    <style:style style:name="P55"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DejaVu Sans Mono1" fo:font-size="9pt" style:font-size-asian="9pt" style:font-size-complex="9pt"/>
    </style:style>
    <style:style style:name="P56" style:family="paragraph" style:parent-style-name="Preformatted_20_Text">
      <loext:graphic-properties draw:fill="solid" draw:fill-color="#ffffff" draw:opacity="100%"/>
      <style:paragraph-properties fo:margin-top="0cm" fo:margin-bottom="0.499cm" loext:contextual-spacing="false" fo:line-height="115%" fo:background-color="#ffffff"/>
      <style:text-properties style:font-name="DejaVu Sans Mono1" fo:font-size="9pt" style:font-size-asian="9pt" style:font-size-complex="9pt"/>
    </style:style>
    <style:style style:name="P57"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DejaVu Sans Mono1" fo:font-size="8pt" style:font-size-asian="8pt" style:font-size-complex="8pt"/>
    </style:style>
    <style:style style:name="T1" style:family="text">
      <style:text-properties fo:font-variant="normal" fo:text-transform="none" fo:color="#000000" style:text-line-through-style="none" style:text-line-through-type="none"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434343"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5" style:family="text">
      <style:text-properties officeooo:rsid="0f5056cd"/>
    </style:style>
    <style:style style:name="T6" style:family="text">
      <style:text-properties fo:font-weight="bold"/>
    </style:style>
    <style:style style:name="T7" style:family="text">
      <style:text-properties fo:color="#000080"/>
    </style:style>
    <style:style style:name="T8" style:family="text">
      <style:text-properties fo:color="#000080" fo:font-weight="bold"/>
    </style:style>
    <style:style style:name="T9" style:family="text">
      <style:text-properties fo:color="#0000ff"/>
    </style:style>
    <style:style style:name="T10" style:family="text">
      <style:text-properties fo:color="#000000"/>
    </style:style>
    <style:style style:name="T11" style:family="text">
      <style:text-properties fo:color="#000000" officeooo:rsid="0f5961bf"/>
    </style:style>
    <style:style style:name="T12" style:family="text">
      <style:text-properties fo:color="#000000" fo:font-style="italic" style:font-style-asian="italic" style:font-style-complex="italic"/>
    </style:style>
    <style:style style:name="T13" style:family="text">
      <style:text-properties officeooo:rsid="0f52bdbf"/>
    </style:style>
    <style:style style:name="T14" style:family="text">
      <style:text-properties officeooo:rsid="0f547baf"/>
    </style:style>
    <style:style style:name="T15" style:family="text">
      <style:text-properties fo:color="#808080"/>
    </style:style>
    <style:style style:name="T16" style:family="text">
      <style:text-properties fo:color="#808080" fo:font-style="italic"/>
    </style:style>
    <style:style style:name="T17" style:family="text">
      <style:text-properties fo:color="#660099"/>
    </style:style>
    <style:style style:name="T18" style:family="text">
      <style:text-properties officeooo:rsid="0f56ab8c"/>
    </style:style>
    <style:style style:name="T19" style:family="text">
      <style:text-properties fo:color="#a3238e"/>
    </style:style>
    <style:style style:name="T20" style:family="text">
      <style:text-properties fo:color="#a3238e" officeooo:rsid="0f5961bf"/>
    </style:style>
    <style:style style:name="T21" style:family="text">
      <style:text-properties officeooo:rsid="0f5961bf"/>
    </style:style>
    <style:style style:name="T22" style:family="text">
      <style:text-properties fo:color="#ed1c24"/>
    </style:style>
    <style:style style:name="T23" style:family="text">
      <style:text-properties fo:color="#ed1c24" officeooo:rsid="0f5961bf"/>
    </style:style>
    <style:style style:name="T24" style:family="text">
      <style:text-properties fo:color="#0066b3" officeooo:rsid="0f5961bf"/>
    </style:style>
    <style:style style:name="T25" style:family="text">
      <style:text-properties fo:color="#00a65d"/>
    </style:style>
    <style:style style:name="T26" style:family="text">
      <style:text-properties officeooo:rsid="0f5ba051"/>
    </style:style>
    <style:style style:name="T27" style:family="text">
      <style:text-properties fo:color="#006c3b"/>
    </style:style>
    <style:style style:name="T28" style:family="text">
      <style:text-properties officeooo:rsid="0f5bcdd3"/>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middle" style:vertical-rel="baseline" style:horizontal-pos="center" style:horizontal-rel="paragraph" fo:background-color="transparent" draw:fill="none" draw:fill-color="#99ccff" draw:opacity="100%" fo:padding="0cm" fo:border="none"/>
    </style:style>
    <text:list-style style:name="L1">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p text:style-name="P13">ANTÔNIO CARLOS DUR<text:span text:style-name="T5">Ã</text:span>ES <text:span text:style-name="T5">DA SILVA</text:span></text:p>
      <text:p text:style-name="P13">JOEL WILL BELMIRO</text:p>
      <text:p text:style-name="P7"/>
      <text:p text:style-name="P12"><text:span text:style-name="T1">RELATÓRIO – IMPLEMENTAÇÃO DO ALGORITMO DE BUSCA A*</text:span><text:span text:style-name="T3"> </text:span></text:p>
      <text:p text:style-name="P7"/>
      <text:p text:style-name="P7"/>
      <text:list xml:id="list2874404777" text:style-name="Outline">
        <text:list-item>
          <text:h text:style-name="P16" text:outline-level="1">Explicação Teórica do Algoritmo</text:h>
          <text:h text:style-name="P16" text:outline-level="1" text:is-list-header="true"/>
        </text:list-item>
      </text:list>
      <text:p text:style-name="P7">O Algoritmo A* tem como objetivo encontrar um caminho entre em pontos (nós ou vértices), fazendo uso de heurísticas para reduzir a quantidade de operações que serão necessárias para se ter um resultado e assim se pode tratar grandes quantidades de possibilidades de caminho em tempo hábil (computacionalmente), sendo este resultado, o caminho o mais próximo do que seria o melhor caminho. Por conta dessa heurística, não pode-se afirmar que o caminho escolhido é o melhor, pois para isso, <text:span text:style-name="T5">seria necessário</text:span> passar por todos caminhos possíveis e verificar o menor.</text:p>
      <text:p text:style-name="P7">O algoritmo cria um <text:span text:style-name="T5">plano</text:span>, representado como uma matriz ou grafo, e verifica qual o ponto adjacente (em relação ao atual) tem o menor peso, sendo este, calculado através da heurística escolhida.</text:p>
      <text:p text:style-name="P7">Como heurística, usa-se para cada ponto, o custo de movimentação do ponto atual a outro ponto adjacente a ele, somado ou a distância a partir do ponto adjacente ao ponto final ou a distância a partir do ponto adjacente ao ponto atual. A distância pode ser calculada de duas formas: distância euclidiana ou distância de <text:span text:style-name="T5">Manhattan.</text:span></text:p>
      <text:p text:style-name="P15"/>
      <text:list xml:id="list223409088303737" text:continue-numbering="true" text:style-name="Outline">
        <text:list-item>
          <text:h text:style-name="_5b_ABNT_5d__20_título_20_1" text:outline-level="1">Problema Proposto:</text:h>
        </text:list-item>
      </text:list>
      <text:p text:style-name="P7"/>
      <text:p text:style-name="P7">Dado <text:span text:style-name="T5">uma matriz</text:span>, lida através de um <text:span text:style-name="T5">arquivo-texto, com suas colunas </text:span>separad<text:span text:style-name="T5">a</text:span>s por <text:span text:style-name="T5">um </text:span>espaço <text:span text:style-name="T5">em branco. C</text:span>ada linha do arquivo é uma linha da matriz, contendo para cada posição 0s e 1s, onde 0 representa uma posição livre para passagem e 1 representa um obstáculo, além de um ponto inicial e um ponto final. <text:span text:style-name="T5">D</text:span>eseja-<text:span text:style-name="T5">se</text:span> encontrar o melhor caminho para se chegar ao objetivo, ou <text:span text:style-name="T5">identificar</text:span> que não existe <text:span text:style-name="T5">um</text:span> caminho que ligue os dois pontos.</text:p>
      <text:p text:style-name="P7"/>
      <text:list xml:id="list223409250490890" text:continue-numbering="true" text:style-name="Outline">
        <text:list-item>
          <text:h text:style-name="_5b_ABNT_5d__20_título_20_1" text:outline-level="1">Implementação:</text:h>
        </text:list-item>
      </text:list>
      <text:p text:style-name="P7"/>
      <text:list xml:id="list1399885751" text:style-name="L13">
        <text:list-item>
          <text:p text:style-name="P6"><text:span text:style-name="T2">Código no GitHub: </text:span><text:a xlink:type="simple" xlink:href="https://github.com/duraes-antonio/IA_trab1_A_Star" text:style-name="Internet_20_link" text:visited-style-name="Visited_20_Internet_20_Link"><text:span text:style-name="T4">https://github.com/duraes-antonio/IA_trab1_A_Star</text:span></text:a></text:p>
        </text:list-item>
      </text:list>
      <text:p text:style-name="P11"/>
      <text:p text:style-name="P7">Foram implementados os dois tipos de cálculo de distância, apesar de ser usado apenas o de Manhattan, o outro cálculo pode ser usado caso queira.</text:p>
      <text:p text:style-name="P12"><draw:frame draw:style-name="fr1" draw:name="Quadro1" text:anchor-type="as-char" draw:z-index="0"><draw:text-box fo:min-height="0.499cm" fo:min-width="16cm"><text:p text:style-name="P2">Texto <text:sequence text:ref-name="refText0" text:name="Text" text:formula="ooow:Text+1" style:num-format="1">1</text:sequence>: Métodos para <text:span text:style-name="T13">calcular</text:span> a distância</text:p><text:p text:style-name="P21"><text:span text:style-name="T8">def </text:span>calc_dist_manhattan(ponto_1: Ponto, ponto_2: Ponto) -&gt; <text:span text:style-name="T7">int</text:span>:</text:p><text:p text:style-name="P22"><text:s text:c="3"/><text:span text:style-name="T8">return </text:span><text:span text:style-name="T7">abs</text:span>(ponto_1.x - ponto_2.x) + <text:span text:style-name="T7">abs</text:span>(ponto_1.y – ponto_2.y)</text:p><text:p text:style-name="P22"/><text:p text:style-name="P22"><text:span text:style-name="T8">def </text:span>calc_dist_euclid(ponto_1: Ponto, ponto_2: Ponto) -&gt; <text:span text:style-name="T7">float</text:span>:</text:p><text:p text:style-name="P56"><text:span text:style-name="T10"><text:s text:c="3"/></text:span><text:span text:style-name="T8">return </text:span><text:span text:style-name="T10">((ponto_1.x - ponto_2.x) ** </text:span><text:span text:style-name="T9">2 </text:span><text:span text:style-name="T10">+ (ponto_1.y - ponto_2.y) ** </text:span><text:span text:style-name="T9">2</text:span><text:span text:style-name="T10">) ** (</text:span><text:span text:style-name="T9">0.5</text:span><text:span text:style-name="T10">)</text:span></text:p></draw:text-box></draw:frame></text:p>
      <text:p text:style-name="P7"/>
      <text:p text:style-name="P7">A função “calc_trajeto” é realmente quem aplica o algoritmo A*. Ela recebe como parâmetro, o plano (um objeto do tipo PlanoCartesiano), o ponto inicial e final (objetos do tipo Ponto) e o símbolo que representa um bloqueio/obstáculo dentro do plano <text:span text:style-name="T14">(importante para o algorítimo identificar quais pontos são obstáculos)</text:span>.</text:p>
      <text:p text:style-name="P8">A primeira coisa a ser feita de fazer com que o ponto atual seja o ponto inicial, depois inicializa uma lista vazia que representa com os pontos em que todos os vizinhos já foram visitados (pts_fechados) e uma lista com os pontos que devem ser verificados (pts_abertos). Depois se pega a lista de pontos que são obstáculos e por fim define-se uma flag para saber se encontrou o caminho ao sair do loop ou não.<text:soft-page-break/><draw:frame draw:style-name="fr1" draw:name="Quadro2" text:anchor-type="as-char" draw:z-index="2"><draw:text-box fo:min-height="0.499cm" fo:min-width="17cm"><text:p text:style-name="P3">Texto <text:sequence text:ref-name="refText1" text:name="Text" text:formula="ooow:Text+1" style:num-format="1">2</text:sequence>: <text:span text:style-name="T14">Assinatura e trecho inicial do A*</text:span></text:p><text:p text:style-name="P25"><text:span text:style-name="T8">def </text:span>calc_trajeto(plano: PlanoCartesiano, pt_inicial: Ponto, pt_final: Ponto,</text:p><text:p text:style-name="P27"><text:s text:c="17"/>simbolo_bloqueio: <text:span text:style-name="T7">object</text:span>) -&gt; List[PontoAStar]:</text:p><text:p text:style-name="P26"/><text:p text:style-name="P26"><text:s text:c="3"/><text:span text:style-name="T16"># Defina como o primeiro ponto corrente, o ponto inicial recebido;</text:span></text:p><text:p text:style-name="P26"><text:span text:style-name="T15"><text:s text:c="3"/></text:span>pt_atual = pt_inicial</text:p><text:p text:style-name="P26"/><text:p text:style-name="P26"><text:s text:c="3"/><text:span text:style-name="T16"># Armazene os nós já percorridos (p/ evitar laços s/ fim e mov. desnecessários)</text:span></text:p><text:p text:style-name="P26"><text:span text:style-name="T15"><text:s text:c="3"/></text:span>pts_fechados: List[PontoAStar] = []</text:p><text:p text:style-name="P26"><text:s text:c="3"/>pts_abertos: List[PontoAStar] = [pt_atual]</text:p><text:p text:style-name="P26"/><text:p text:style-name="P26"><text:s text:c="3"/><text:span text:style-name="T16"># Armazene os pontos que representam obstáculos;</text:span></text:p><text:p text:style-name="P26"><text:span text:style-name="T15"><text:s text:c="3"/></text:span>obstaculos = plano.get_pts_bloqueados(simbolo_bloqueio)</text:p><text:p text:style-name="P57"><text:span text:style-name="T10"><text:s text:c="3"/>encontrou = </text:span><text:span text:style-name="T8">False</text:span></text:p></draw:text-box></draw:frame></text:p>
      <text:p text:style-name="P11"/>
      <text:p text:style-name="P7">Chega-se então ao loop principal, que será executado enquanto existir pontos que devem ser verificados ou até se o ponto atual ser o ponto final. Dentro do loop é feita uma ordenação (crescente) dos pontos abertos em relação ao resultado da heurística de cada um, e então se atribui ao ponto atual o que possui o menor valor. Após isso, se adiciona o ponto atual a lista de pontos fechados e verifica se o ponto atual é igual ao ponto final, pois caso seja, muda-se a flag e quebra o loop.</text:p>
      <text:p text:style-name="P7">Os três próximos passos são para se saber quem são os vizinhos do ponto atual, tanto na horizontal quanto na vertical, mas sem que eles sejam obstáculos ou estejam na lista de pontos fechados, pois isso evita loops infinitos e também a escolha de um obstáculo como um caminho.</text:p>
      <text:p text:style-name="P11"/>
      <text:p text:style-name="P12"><draw:frame draw:style-name="fr1" draw:name="Quadro3" text:anchor-type="as-char" draw:z-index="1"><draw:text-box fo:min-height="0.499cm" fo:min-width="17cm"><text:p text:style-name="P4">Texto <text:sequence text:ref-name="refText2" text:name="Text" text:formula="ooow:Text+1" style:num-format="1">3</text:sequence>: <text:span text:style-name="T14">Ordenação da lista de pontos abertos, obtenção e limpeza da lista de vizinhos</text:span></text:p><text:p text:style-name="P34"/><text:p text:style-name="P34"># Enquanto houver pontos candidatos a serem verificados;</text:p><text:p text:style-name="P20"><text:span text:style-name="T8">while </text:span>(pts_abertos):</text:p><text:p text:style-name="P20"/><text:p text:style-name="P23"><text:s text:c="3"/><text:span text:style-name="T16"># Obtenha o ponto da lista de abertos c/ o menor custo final;</text:span></text:p><text:p text:style-name="P20"><text:span text:style-name="T15"><text:s text:c="3"/></text:span>pts_abertos = <text:span text:style-name="T7">sorted</text:span>(pts_abertos, <text:span text:style-name="T17">key</text:span>=<text:span text:style-name="T8">lambda </text:span>pt: pt.f)</text:p><text:p text:style-name="P20"><text:s text:c="3"/>pt_atual: PontoAStar = pts_abertos.pop(<text:span text:style-name="T9">0</text:span>)</text:p><text:p text:style-name="P20"/><text:p text:style-name="P20"><text:s text:c="3"/><text:span text:style-name="T16"># Adicione o ponto atual na lista de pontos percorridos;</text:span></text:p><text:p text:style-name="P20"><text:span text:style-name="T15"><text:s text:c="3"/></text:span>pts_fechados.append(pt_atual)</text:p><text:p text:style-name="P20"/><text:p text:style-name="P20"><text:s text:c="3"/><text:span text:style-name="T8">if </text:span>pt_atual == pt_final:</text:p><text:p text:style-name="P20"><text:s text:c="6"/>encontrou = <text:span text:style-name="T8">True</text:span></text:p><text:p text:style-name="P35"><text:s text:c="6"/><text:span text:style-name="T6">break</text:span></text:p><text:p text:style-name="P35"><text:span text:style-name="T6"/></text:p><text:p text:style-name="P20"><text:span text:style-name="T7"><text:s text:c="3"/></text:span><text:span text:style-name="T16"># Obtenha os pontos vizinhos verticais e horizontais do ponto atual;</text:span></text:p><text:p text:style-name="P20"><text:span text:style-name="T15"><text:s text:c="3"/></text:span>vizinhos: List[PontoAStar] = plano.get_pts_adj_horiz_vert(pt_atual.x, pt_atual.y<text:span text:style-name="T14">)</text:span></text:p><text:p text:style-name="P20"/><text:p text:style-name="P20"><text:s text:c="3"/><text:span text:style-name="T16"># Remova os obstáculos dos pontos vizinhos;</text:span></text:p><text:p text:style-name="P20"><text:span text:style-name="T15"><text:s text:c="3"/></text:span>vizinhos = [pt <text:span text:style-name="T8">for </text:span>pt <text:span text:style-name="T8">in </text:span>vizinhos <text:span text:style-name="T8">if </text:span>pt <text:span text:style-name="T8">not in </text:span>obstaculos]</text:p><text:p text:style-name="P20"/><text:p text:style-name="P20"><text:s text:c="3"/><text:span text:style-name="T16"># Remova os pontos já percorridos da lista de pontos vizinhos;</text:span></text:p><text:p text:style-name="P55"><text:span text:style-name="T15"><text:s text:c="3"/></text:span><text:span text:style-name="T10">vizinhos = [pt </text:span><text:span text:style-name="T8">for </text:span><text:span text:style-name="T10">pt </text:span><text:span text:style-name="T8">in </text:span><text:span text:style-name="T10">vizinhos </text:span><text:span text:style-name="T8">if </text:span><text:span text:style-name="T10">pt </text:span><text:span text:style-name="T8">not in </text:span><text:span text:style-name="T10">pts_fechados]</text:span></text:p></draw:text-box></draw:frame><text:line-break/></text:p>
      <text:p text:style-name="P7">Logo em seguida, entra-se em um loop que passa <text:span text:style-name="T14">por</text:span> vizinho, e que é peça fundamental para se obter o melhor caminho. É neste momento que os pontos <text:soft-page-break/>começarão a ter os valores de G e H calculados ou recalculados, e terão como pai o ponto atual, caso o G até ele seja o menor ou caso ele nunca tenha sido aberto antes.</text:p>
      <text:p text:style-name="P11"/>
      <text:p text:style-name="P12"><draw:frame draw:style-name="fr1" draw:name="Quadro4" text:anchor-type="as-char" draw:z-index="3"><draw:text-box fo:min-height="0.499cm" fo:min-width="17cm"><text:p text:style-name="P4">Texto <text:sequence text:ref-name="refText3" text:name="Text" text:formula="ooow:Text+1" style:num-format="1">4</text:sequence>: <text:span text:style-name="T18">Cálculo de G, H e F, preenchimento da lista de abertos e fechados</text:span></text:p><text:p text:style-name="P34"/><text:p text:style-name="P34"># Para cada vizinho do ponto atual;</text:p><text:p text:style-name="P20"><text:span text:style-name="T8">for </text:span>pt_viz <text:span text:style-name="T8">in </text:span>vizinhos:</text:p><text:p text:style-name="P20"/><text:p text:style-name="P20"><text:s text:c="3"/><text:span text:style-name="T16"># Se o vizinho atual já estiver na lista de candidatos;</text:span></text:p><text:p text:style-name="P20"><text:span text:style-name="T15"><text:s text:c="3"/></text:span><text:span text:style-name="T8">if </text:span>(pt_viz <text:span text:style-name="T8">in </text:span>pts_abertos):</text:p><text:p text:style-name="P20"/><text:p text:style-name="P20"><text:s text:c="6"/><text:span text:style-name="T16"># Calcule a dist. G do ponto atual até o vizinho atual;</text:span></text:p><text:p text:style-name="P20"><text:span text:style-name="T15"><text:s text:c="6"/></text:span>g_dist = pt_atual.g + calc_dist_manhattan(pt_atual, pt_viz)</text:p><text:p text:style-name="P20"/><text:p text:style-name="P23"><text:s text:c="6"/><text:span text:style-name="T16"># Se G do ponto atual até o viz. for menor que o G antigo do vizinho;</text:span></text:p><text:p text:style-name="P20"><text:span text:style-name="T15"><text:s text:c="6"/></text:span><text:span text:style-name="T8">if </text:span>(g_dist &lt; pt_viz.g):</text:p><text:p text:style-name="P20"/><text:p text:style-name="P23"><text:s text:c="9"/><text:span text:style-name="T16"># Defina o ponto atual como pai do ponto vizinho E atualize seu G;</text:span></text:p><text:p text:style-name="P20"><text:span text:style-name="T15"><text:s text:c="9"/></text:span>pt_viz.pt_pai = pt_atual</text:p><text:p text:style-name="P20"><text:s text:c="9"/>pt_viz.g = g_dist</text:p><text:p text:style-name="P20"/><text:p text:style-name="P23"><text:s text:c="3"/><text:span text:style-name="T16"># Senão, atualize as distâncias do ponto vizinho e defina seu ponto pai;</text:span></text:p><text:p text:style-name="P20"><text:span text:style-name="T15"><text:s text:c="3"/></text:span><text:span text:style-name="T8">else</text:span>:</text:p><text:p text:style-name="P20"/><text:p text:style-name="P20"><text:s text:c="6"/>pt_viz.pt_pai = pt_atual</text:p><text:p text:style-name="P20"/><text:p text:style-name="P20"><text:s text:c="6"/><text:span text:style-name="T16"># Calcule sua distância (valor G) até o ponto atual;</text:span></text:p><text:p text:style-name="P20"><text:span text:style-name="T15"><text:s text:c="6"/></text:span>pt_viz.g = pt_atual.g + calc_dist_manhattan(pt_atual, pt_viz)</text:p><text:p text:style-name="P20"/><text:p text:style-name="P20"><text:s text:c="6"/><text:span text:style-name="T16"># Calcule a dist. H do vizinho até o objetivo;</text:span></text:p><text:p text:style-name="P20"><text:span text:style-name="T15"><text:s text:c="6"/></text:span>pt_viz.h = calc_dist_manhattan(pt_viz, pt_final)</text:p><text:p text:style-name="P55"><text:span text:style-name="T10"><text:s text:c="6"/>pts_abertos.append(pt_viz)</text:span></text:p></draw:text-box></draw:frame></text:p>
      <text:p text:style-name="P7"/>
      <text:p text:style-name="P7">Após o loop principal finalizar, ele chega nesse trecho de código, que caso tenha sido encontrado um caminho, ele passa por todos pontos pais, a partir do último (que é o ponto atual), e o adiciona na lista de saída e depois atribui ao ponto atual o pai dele. No fim desse processo se tem o caminho de trás para frente, bastando apenas revertê-lo para se obter o caminho no sentido correto</text:p>
      <text:p text:style-name="P11"/>
      <text:p text:style-name="P12"><draw:frame draw:style-name="fr1" draw:name="Quadro5" text:anchor-type="as-char" draw:z-index="4"><draw:text-box fo:min-height="0.499cm" fo:min-width="17cm"><text:p text:style-name="P4">Texto <text:sequence text:ref-name="refText4" text:name="Text" text:formula="ooow:Text+1" style:num-format="1">5</text:sequence>: <text:span text:style-name="T18">Agrupamento dos pontos do trajeto final, ordenação e retorno</text:span></text:p><text:p text:style-name="P20">saida = []</text:p><text:p text:style-name="P20"/><text:p text:style-name="P20"><text:span text:style-name="T8">if </text:span>encontrou:</text:p><text:p text:style-name="P20"/><text:p text:style-name="P20"><text:s text:c="3"/><text:span text:style-name="T16"># Adicione o pai do ponto no trajeto final até que um ponto sem pai seja encontrado;</text:span></text:p><text:p text:style-name="P20"><text:span text:style-name="T15"><text:s text:c="3"/></text:span><text:span text:style-name="T8">while </text:span>(pt_atual.pt_pai):</text:p><text:p text:style-name="P20"><text:s text:c="6"/>saida.append(pt_atual.pt_pai)</text:p><text:p text:style-name="P20"><text:s text:c="6"/>pt_atual = pt_atual.pt_pai</text:p><text:p text:style-name="P20"/><text:p text:style-name="P24"><text:s text:c="3"/><text:span text:style-name="T16"># Remova o ponto inicial do trajeto; Por fim inverta o trajeto;</text:span></text:p><text:p text:style-name="P24"><text:span text:style-name="T15"><text:s text:c="3"/></text:span>saida.remove(pt_inicial)</text:p><text:p text:style-name="P24"><text:s text:c="3"/>saida.reverse()</text:p><text:p text:style-name="P20"><text:s text:c="3"/>saida.append(pt_final)</text:p><text:p text:style-name="P20"/><text:p text:style-name="P55"><text:span text:style-name="T8">return </text:span><text:span text:style-name="T10">saida</text:span></text:p></draw:text-box></draw:frame></text:p>
      <text:p text:style-name="P7"/>
      <text:list xml:id="list223409516849852" text:continue-list="list223409250490890" text:style-name="Outline">
        <text:list-item>
          <text:h text:style-name="P19" text:outline-level="1">exemplo de chamada</text:h>
        </text:list-item>
      </text:list>
      <text:p text:style-name="_5b_ABNT_5d__20_texto_20_padrão"/>
      <text:p text:style-name="P10">Logo abaixo há um exemplo de chamada ao programa. Para colorir a saída no terminal foi utilizado uma lib para o Python, chamada de Colorama. Portanto, é importante executar a aplicação ao menos uma vez como administrador ou root (sudo, no caso de sistemas Unix).</text:p>
      <text:p text:style-name="P9"/>
      <text:p text:style-name="P14"><draw:frame draw:style-name="fr2" draw:name="Quadro7" text:anchor-type="as-char" draw:z-index="6"><draw:text-box fo:min-height="0.499cm" fo:min-width="17cm"><text:p text:style-name="P4">Texto <text:sequence text:ref-name="refText6" text:name="Text" text:formula="ooow:Text+1" style:num-format="1">6</text:sequence>: <text:span text:style-name="T26">Exemplo de chamada e execução</text:span></text:p><text:p text:style-name="P5"/><text:p text:style-name="P45"><text:span text:style-name="T27">x@pc IA_trab1_A_Star/src $</text:span><text:span text:style-name="T10"> python3 main.py</text:span></text:p><text:p text:style-name="P45"><text:span text:style-name="T10"/></text:p><text:p text:style-name="P50"><text:span text:style-name="T10">Digite ou cole o path do arquivo contendo o plano:</text:span></text:p><text:p text:style-name="P45">plano.txt</text:p><text:p text:style-name="P48"><text:span text:style-name="T10"/></text:p><text:p text:style-name="P50"><text:span text:style-name="T10">Entre com o valor x, y do ponto INICIAL (Ex.: '2 3'):</text:span></text:p><text:p text:style-name="P47">0 0</text:p><text:p text:style-name="P43"><text:span text:style-name="T10"/></text:p><text:p text:style-name="P46"><text:span text:style-name="T12">Entre com o valor x, y do ponto FINAL (Ex.: '2 3'):</text:span></text:p><text:p text:style-name="P46">5 -4</text:p><text:p text:style-name="P46"/><text:p text:style-name="P41"><text:span text:style-name="T10"><text:tab/>0<text:tab/>1<text:tab/>2<text:tab/>3<text:tab/>4<text:tab/>5</text:span></text:p><text:p text:style-name="P41"><text:span text:style-name="T10"><text:tab/>_<text:tab/>_<text:tab/>_<text:tab/>_<text:tab/>_<text:tab/>_</text:span></text:p><text:p text:style-name="P41"><text:span text:style-name="T10"/></text:p><text:p text:style-name="P43"><text:span text:style-name="T10"><text:s/>0|<text:tab/></text:span><text:span text:style-name="T22">*</text:span><text:span text:style-name="T10"><text:tab/></text:span><text:span text:style-name="T19">■ </text:span><text:span text:style-name="T10"><text:tab/>-<text:tab/>-<text:tab/>-<text:tab/>-</text:span></text:p><text:p text:style-name="P42"><text:span text:style-name="T10">-1|<text:tab/>-<text:tab/></text:span><text:span text:style-name="T19">■ </text:span><text:span text:style-name="T10"><text:tab/>-<text:tab/>-<text:tab/>-<text:tab/>-</text:span></text:p><text:p text:style-name="P42"><text:span text:style-name="T10">-2|<text:tab/>-<text:tab/></text:span><text:span text:style-name="T19">■ </text:span><text:span text:style-name="T10"><text:tab/>-<text:tab/>-<text:tab/>-<text:tab/>-</text:span></text:p><text:p text:style-name="P42"><text:span text:style-name="T10">-3|<text:tab/>-<text:tab/></text:span><text:span text:style-name="T19">■ </text:span><text:span text:style-name="T10"><text:tab/>-<text:tab/>-<text:tab/>-<text:tab/>-</text:span></text:p><text:p text:style-name="P43"><text:span text:style-name="T10">-4|<text:tab/>-<text:tab/>-<text:tab/></text:span><text:span text:style-name="T19">■</text:span><text:span text:style-name="T10"><text:tab/>-<text:tab/></text:span><text:span text:style-name="T19">■</text:span><text:span text:style-name="T10"><text:tab/></text:span><text:span text:style-name="T24">@</text:span></text:p><text:p text:style-name="P45"><text:span text:style-name="T10">- - - - - - - - - - - - - - - - - - - -</text:span></text:p><text:p text:style-name="P45"><text:span text:style-name="T10">NÃO HÁ CAMINHOS POSSÍVEIS!!!</text:span></text:p><text:p text:style-name="P45"><text:span text:style-name="T10"/></text:p><text:p text:style-name="P39">* - PONTO INICIAL</text:p><text:p text:style-name="P37"><text:span text:style-name="T21">@</text:span> - PONTO FINAL</text:p><text:p text:style-name="P33"><text:span text:style-name="T10">- - PONTO COMUM</text:span></text:p><text:p text:style-name="P52">■ - OBSTÁCULOS</text:p><text:p text:style-name="P46">▲ - TRAJETO FINAL</text:p></draw:text-box></draw:frame></text:p>
      <text:p text:style-name="P14"/>
      <text:h text:style-name="P17" text:outline-level="1"/>
      <text:list xml:id="list223410562663898" text:continue-numbering="true" text:style-name="Outline">
        <text:list-item>
          <text:h text:style-name="P18" text:outline-level="1">Resultados</text:h>
        </text:list-item>
      </text:list>
      <text:p text:style-name="P11"/>
      <text:p text:style-name="P11"><draw:frame draw:style-name="fr1" draw:name="Quadro6" text:anchor-type="as-char" draw:z-index="5"><draw:text-box fo:min-height="0.499cm" fo:min-width="17cm"><text:p text:style-name="P4">Texto <text:sequence text:ref-name="refText5" text:name="Text" text:formula="ooow:Exemplo+1" style:num-format="1">7</text:sequence>: <text:span text:style-name="T28">Exemplo 1 - Caminho encontrado pelo algorítimo</text:span></text:p><text:p text:style-name="P31"><text:span text:style-name="T10"><text:tab/>0<text:tab/>1<text:tab/>2<text:tab/>3<text:tab/>4<text:tab/>5<text:tab/>6<text:tab/>7</text:span></text:p><text:p text:style-name="P31"><text:span text:style-name="T10"><text:tab/>_<text:tab/>_<text:tab/>_<text:tab/>_<text:tab/>_<text:tab/>_<text:tab/>_<text:tab/>_</text:span></text:p><text:p text:style-name="P31"><text:span text:style-name="T10"/></text:p><text:p text:style-name="P31"><text:span text:style-name="T10"><text:s/>0|<text:tab/>-<text:tab/></text:span><text:span text:style-name="T19">■</text:span><text:span text:style-name="T10"><text:tab/></text:span><text:span text:style-name="T19">■</text:span><text:span text:style-name="T10"><text:tab/></text:span><text:span text:style-name="T19">■</text:span><text:span text:style-name="T10"><text:tab/></text:span><text:span text:style-name="T19">■</text:span><text:span text:style-name="T10"><text:tab/></text:span><text:span text:style-name="T19">■</text:span><text:span text:style-name="T10"><text:tab/></text:span><text:span text:style-name="T19">■</text:span><text:span text:style-name="T10"><text:tab/>-</text:span></text:p><text:p text:style-name="P31"><text:span text:style-name="T10">-1|<text:tab/>-<text:tab/>-<text:tab/>-<text:tab/></text:span><text:span text:style-name="T19">■</text:span><text:span text:style-name="T10"><text:tab/>-<text:tab/></text:span><text:span text:style-name="T19">■</text:span><text:span text:style-name="T10"><text:tab/>-<text:tab/></text:span><text:span text:style-name="T19">■</text:span></text:p><text:p text:style-name="P31"><text:span text:style-name="T10">-2|<text:tab/>-<text:tab/></text:span><text:span text:style-name="T19">■</text:span><text:span text:style-name="T10"><text:tab/>-<text:tab/></text:span><text:span text:style-name="T19">■</text:span><text:span text:style-name="T10"><text:tab/></text:span><text:span text:style-name="T19">■</text:span><text:span text:style-name="T10"><text:tab/>-<text:tab/>-<text:tab/>-</text:span></text:p><text:p text:style-name="P31"><text:span text:style-name="T10">-3|<text:tab/>-<text:tab/></text:span><text:span text:style-name="T19">■</text:span><text:span text:style-name="T10"><text:tab/>-<text:tab/></text:span><text:span text:style-name="T19">■</text:span><text:span text:style-name="T10"><text:tab/>-<text:tab/></text:span><text:span text:style-name="T19">■</text:span><text:span text:style-name="T10"><text:tab/></text:span><text:span text:style-name="T24">@</text:span><text:span text:style-name="T10"><text:tab/>-</text:span></text:p><text:p text:style-name="P31"><text:span text:style-name="T10">-4|<text:tab/>-<text:tab/>-<text:tab/>-<text:tab/>-<text:tab/>-<text:tab/></text:span><text:span text:style-name="T19">■</text:span><text:span text:style-name="T10"><text:tab/></text:span><text:span text:style-name="T25">▲</text:span><text:span text:style-name="T10"><text:tab/>-</text:span></text:p><text:p text:style-name="P31"><text:span text:style-name="T10">-5|<text:tab/></text:span><text:span text:style-name="T19">■</text:span><text:span text:style-name="T10"><text:tab/>-<text:tab/>-<text:tab/>-<text:tab/></text:span><text:span text:style-name="T19">■</text:span><text:span text:style-name="T10"><text:tab/></text:span><text:span text:style-name="T19">■</text:span><text:span text:style-name="T10"><text:tab/></text:span><text:span text:style-name="T25">▲</text:span><text:span text:style-name="T10"><text:tab/>-</text:span></text:p><text:p text:style-name="P31"><text:span text:style-name="T10">-6|<text:tab/></text:span><text:span text:style-name="T19">■</text:span><text:span text:style-name="T10"><text:tab/></text:span><text:span text:style-name="T19">■</text:span><text:span text:style-name="T10"><text:tab/></text:span><text:span text:style-name="T19">■</text:span><text:span text:style-name="T10"><text:tab/>-<text:tab/>-<text:tab/></text:span><text:span text:style-name="T19">■</text:span><text:span text:style-name="T10"><text:tab/></text:span><text:span text:style-name="T25">▲</text:span><text:span text:style-name="T10"><text:tab/>-</text:span></text:p><text:p text:style-name="P31"><text:span text:style-name="T10">-7|<text:tab/></text:span><text:span text:style-name="T23">*</text:span><text:span text:style-name="T10"><text:tab/></text:span><text:span text:style-name="T25">►<text:tab/>►<text:tab/>►<text:tab/>►<text:tab/>►<text:tab/>►</text:span><text:span text:style-name="T10"><text:tab/>-</text:span></text:p><text:p text:style-name="P31"><text:span text:style-name="T10">-8|<text:tab/>-<text:tab/>-<text:tab/></text:span><text:span text:style-name="T19">■</text:span><text:span text:style-name="T10"><text:tab/>-<text:tab/></text:span><text:span text:style-name="T19">■</text:span><text:span text:style-name="T10"><text:tab/></text:span><text:span text:style-name="T19">■</text:span><text:span text:style-name="T10"><text:tab/>-<text:tab/></text:span><text:span text:style-name="T19">■</text:span></text:p><text:p text:style-name="P31"><text:span text:style-name="T10">-9|<text:tab/>-<text:tab/>-<text:tab/>-<text:tab/>-<text:tab/></text:span><text:span text:style-name="T19">■</text:span><text:span text:style-name="T10"><text:tab/>-<text:tab/></text:span><text:span text:style-name="T19">■</text:span><text:span text:style-name="T10"><text:tab/>-</text:span></text:p><text:p text:style-name="P30"><text:span text:style-name="T10">- - - - - - - - - - - - - - - - - - - -</text:span></text:p><text:p text:style-name="P32"><text:span text:style-name="T10">PONTOS percorridos (X, Y):</text:span></text:p><text:p text:style-name="P32"><text:span text:style-name="T10">[(1, -7), (2, -7), (3, -7), (4, -7), (5, -7), (6, -7), (6, -6), (6, -5), (6, -4), (6, -3)]</text:span></text:p><text:p text:style-name="P30"><text:span text:style-name="T10">- - - - - - - - - - - - - - - - - - - -</text:span></text:p><text:p text:style-name="P30"><text:span text:style-name="T10">Distância: 10</text:span></text:p><text:p text:style-name="P30"><text:span text:style-name="T10"/></text:p><text:p text:style-name="P38">* - PONTO INICIAL</text:p><text:p text:style-name="P36"><text:span text:style-name="T21">@</text:span> - PONTO FINAL</text:p><text:p text:style-name="P30"><text:span text:style-name="T10">- - PONTO COMUM</text:span></text:p><text:p text:style-name="P51">■ - OBSTÁCULOS</text:p><text:p text:style-name="P40">▲ - TRAJETO FINAL</text:p></draw:text-box></draw:frame></text:p>
      <text:p text:style-name="P7"/>
      <text:p text:style-name="P11"><draw:frame draw:style-name="fr1" draw:name="Quadro8" text:anchor-type="as-char" draw:z-index="7"><draw:text-box fo:min-height="0.499cm" fo:min-width="17cm"><text:p text:style-name="P4">Texto <text:sequence text:ref-name="refText7" text:name="Text" text:formula="ooow:Text+1" style:num-format="1">8</text:sequence>: <text:span text:style-name="T28">Exemplo 2 - Caminho encontrado pelo algorítimo</text:span></text:p><text:p text:style-name="P44"><text:span text:style-name="T10"><text:tab/>0<text:tab/>1<text:tab/>2<text:tab/>3<text:tab/>4<text:tab/>5</text:span></text:p><text:p text:style-name="P49"><text:span text:style-name="T10"><text:tab/>_<text:tab/>_<text:tab/>_<text:tab/>_<text:tab/>_<text:tab/>_</text:span></text:p><text:p text:style-name="P28"><text:span text:style-name="T10"/></text:p><text:p text:style-name="P29"><text:span text:style-name="T10"><text:s/>0|<text:tab/>-<text:tab/></text:span><text:span text:style-name="T19">■</text:span><text:span text:style-name="T10"><text:tab/>-<text:tab/>-<text:tab/>-<text:tab/></text:span><text:span text:style-name="T24">@</text:span></text:p><text:p text:style-name="P29"><text:span text:style-name="T10">-1|<text:tab/></text:span><text:span text:style-name="T22">*</text:span><text:span text:style-name="T10"><text:tab/></text:span><text:span text:style-name="T19">■</text:span><text:span text:style-name="T10"><text:tab/></text:span><text:span text:style-name="T19">■</text:span><text:span text:style-name="T10"><text:tab/>-<text:tab/>-<text:tab/></text:span><text:span text:style-name="T25">▲</text:span></text:p><text:p text:style-name="P29"><text:span text:style-name="T10">-2|<text:tab/></text:span><text:span text:style-name="T25">▼</text:span><text:span text:style-name="T10"><text:tab/></text:span><text:span text:style-name="T19">■</text:span><text:span text:style-name="T10"><text:tab/>-<text:tab/>-<text:tab/></text:span><text:span text:style-name="T19">■</text:span><text:span text:style-name="T10"><text:tab/></text:span><text:span text:style-name="T25">▲</text:span></text:p><text:p text:style-name="P29"><text:span text:style-name="T10">-3|<text:tab/></text:span><text:span text:style-name="T25">▼</text:span><text:span text:style-name="T10"><text:tab/></text:span><text:span text:style-name="T19">■</text:span><text:span text:style-name="T10"><text:tab/>-<text:tab/></text:span><text:span text:style-name="T25">▲<text:tab/>►<text:tab/>►</text:span></text:p><text:p text:style-name="P29"><text:span text:style-name="T10">-4|<text:tab/></text:span><text:span text:style-name="T25">▼<text:tab/>►<text:tab/>►<text:tab/>►</text:span><text:span text:style-name="T10"><text:tab/></text:span><text:span text:style-name="T19">■</text:span><text:span text:style-name="T10"><text:tab/>-</text:span></text:p><text:p text:style-name="P32"><text:span text:style-name="T10">- - - - - - - - - - - - - - - - - - - -</text:span></text:p><text:p text:style-name="P32"><text:span text:style-name="T10">PONTOS percorridos (X, Y): [(0, -2), (0, -3), (0, -4), (1, -4), (2, -4), (3, -4), (3, -3), (4, -3), (5, -3), (5, -2), (5, -1), (5, 0)]</text:span></text:p><text:p text:style-name="P32"><text:span text:style-name="T10">- - - - - - - - - - - - - - - - - - - -</text:span></text:p><text:p text:style-name="P32"><text:span text:style-name="T10">Distância: 12</text:span></text:p><text:p text:style-name="P30"><text:span text:style-name="T10"/></text:p><text:p text:style-name="P38">* - PONTO INICIAL</text:p><text:p text:style-name="P36"><text:span text:style-name="T21">@</text:span> - PONTO FINAL</text:p><text:p text:style-name="P30"><text:span text:style-name="T10">- - PONTO COMUM</text:span></text:p><text:p text:style-name="P51">■ - OBSTÁCULOS</text:p><text:p text:style-name="P40">▲ - TRAJETO FINAL</text:p></draw:text-box></draw:frame></text:p>
      <text:p text:style-name="P7"/>
      <text:p text:style-name="P11"><text:soft-page-break/><draw:frame draw:style-name="fr2" draw:name="Quadro9" text:anchor-type="as-char" draw:z-index="8"><draw:text-box fo:min-height="0.499cm" fo:min-width="17cm"><text:p text:style-name="P4">Texto <text:sequence text:ref-name="refText8" text:name="Text" text:formula="ooow:Text+1" style:num-format="1">6</text:sequence>: <text:span text:style-name="T26">Exemplo de caso onde não há caminhos até o nó final.</text:span></text:p><text:p text:style-name="P53"><text:tab/>0<text:tab/>1<text:tab/>2<text:tab/>3<text:tab/>4<text:tab/>5</text:p><text:p text:style-name="P53"><text:span text:style-name="T21"><text:tab/>_<text:tab/>_<text:tab/>_<text:tab/>_<text:tab/>_<text:tab/>_</text:span></text:p><text:p text:style-name="P54"/><text:p text:style-name="P53"><text:span text:style-name="T21"><text:s/>0|<text:tab/>-<text:tab/></text:span><text:span text:style-name="T20">■</text:span><text:span text:style-name="T21"><text:tab/>-<text:tab/>-<text:tab/>-<text:tab/>-</text:span></text:p><text:p text:style-name="P53"><text:span text:style-name="T21">-1|<text:tab/>-<text:tab/></text:span><text:span text:style-name="T20">■</text:span><text:span text:style-name="T21"><text:tab/></text:span><text:span text:style-name="T20">■</text:span><text:span text:style-name="T21"><text:tab/>-<text:tab/>-<text:tab/>-</text:span></text:p><text:p text:style-name="P53"><text:span text:style-name="T21">-2|<text:tab/>-<text:tab/></text:span><text:span text:style-name="T20">■</text:span><text:span text:style-name="T21"><text:tab/></text:span><text:span text:style-name="T23">*</text:span><text:span text:style-name="T21"><text:tab/></text:span><text:span text:style-name="T20">■</text:span><text:span text:style-name="T21"><text:tab/></text:span><text:span text:style-name="T20">■</text:span><text:span text:style-name="T21"><text:tab/>-</text:span></text:p><text:p text:style-name="P53"><text:span text:style-name="T21">-3|<text:tab/>-<text:tab/></text:span><text:span text:style-name="T20">■</text:span><text:span text:style-name="T21"><text:tab/></text:span><text:span text:style-name="T20">■</text:span><text:span text:style-name="T21"><text:tab/>-<text:tab/>-<text:tab/>-</text:span></text:p><text:p text:style-name="P53"><text:span text:style-name="T21">-4|<text:tab/>-<text:tab/>-<text:tab/>-<text:tab/>-<text:tab/></text:span><text:span text:style-name="T20">■</text:span><text:span text:style-name="T21"><text:tab/></text:span><text:span text:style-name="T24">@</text:span></text:p><text:p text:style-name="P45"><text:span text:style-name="T10">- - - - - - - - - - - - - - - - - - - -</text:span></text:p><text:p text:style-name="P45"><text:span text:style-name="T10">NÃO HÁ CAMINHOS POSSÍVEIS!!!</text:span></text:p><text:p text:style-name="P45"><text:span text:style-name="T10"/></text:p><text:p text:style-name="P39">* - PONTO INICIAL</text:p><text:p text:style-name="P37"><text:span text:style-name="T21">@</text:span> - PONTO FINAL</text:p><text:p text:style-name="P33"><text:span text:style-name="T10">- - PONTO COMUM</text:span></text:p><text:p text:style-name="P52">■ - OBSTÁCULOS</text:p><text:p text:style-name="P46">▲ - TRAJETO FINAL</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DejaVu Sans Mono" svg:font-family="'DejaVu Sans Mono'"/>
    <style:font-face style:name="Lucidasans1" svg:font-family="Lucidasans"/>
    <style:font-face style:name="SFMono-Regular" svg:font-family="SFMono-Regular, Consolas, 'Liberation Mono', Menlo, Courier, monospace"/>
    <style:font-face style:name="sans-serif" svg:font-family="sans-serif"/>
    <style:font-face style:name="TimesNewRoman,Bold" svg:font-family="'TimesNewRoman,Bold'"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Alef" svg:font-family="Alef" style:font-pitch="variable"/>
    <style:font-face style:name="Amiri" svg:font-family="Amiri" style:font-pitch="variable"/>
    <style:font-face style:name="Amiri Quran" svg:font-family="'Amiri Quran'" style:font-pitch="variable"/>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Dashed_20__28_var_29__20_1" draw:display-name="Dashed (var) 1" draw:style="rect" draw:dots1="1" draw:dots1-length="0.059cm" draw:distance="0.026cm"/>
    <draw:stroke-dash draw:name="Dashed_20__28_var_29__20_10" draw:display-name="Dashed (var) 10" draw:style="rect" draw:dots1="1" draw:dots1-length="0.059cm" draw:distance="0.026cm"/>
    <draw:stroke-dash draw:name="Dashed_20__28_var_29__20_11" draw:display-name="Dashed (var) 11" draw:style="rect" draw:dots1="1" draw:dots1-length="0.059cm" draw:distance="0.026cm"/>
    <draw:stroke-dash draw:name="Dashed_20__28_var_29__20_12" draw:display-name="Dashed (var) 12" draw:style="rect" draw:dots1="1" draw:dots1-length="0.059cm" draw:distance="0.026cm"/>
    <draw:stroke-dash draw:name="Dashed_20__28_var_29__20_13" draw:display-name="Dashed (var) 13" draw:style="rect" draw:dots1="1" draw:dots1-length="0.059cm" draw:distance="0.026cm"/>
    <draw:stroke-dash draw:name="Dashed_20__28_var_29__20_14" draw:display-name="Dashed (var) 14" draw:style="rect" draw:dots1="1" draw:dots1-length="0.059cm" draw:distance="0.026cm"/>
    <draw:stroke-dash draw:name="Dashed_20__28_var_29__20_15" draw:display-name="Dashed (var) 15" draw:style="rect" draw:dots1="1" draw:dots1-length="0.059cm" draw:distance="0.026cm"/>
    <draw:stroke-dash draw:name="Dashed_20__28_var_29__20_16" draw:display-name="Dashed (var) 16" draw:style="rect" draw:dots1="1" draw:dots1-length="0.059cm" draw:distance="0.026cm"/>
    <draw:stroke-dash draw:name="Dashed_20__28_var_29__20_17" draw:display-name="Dashed (var) 17" draw:style="rect" draw:dots1="1" draw:dots1-length="0.059cm" draw:distance="0.026cm"/>
    <draw:stroke-dash draw:name="Dashed_20__28_var_29__20_18" draw:display-name="Dashed (var) 18" draw:style="rect" draw:dots1="1" draw:dots1-length="0.059cm" draw:distance="0.026cm"/>
    <draw:stroke-dash draw:name="Dashed_20__28_var_29__20_19" draw:display-name="Dashed (var) 19" draw:style="rect" draw:dots1="1" draw:dots1-length="0.059cm" draw:distance="0.026cm"/>
    <draw:stroke-dash draw:name="Dashed_20__28_var_29__20_2" draw:display-name="Dashed (var) 2" draw:style="rect" draw:dots1="1" draw:dots1-length="0.059cm" draw:distance="0.026cm"/>
    <draw:stroke-dash draw:name="Dashed_20__28_var_29__20_20" draw:display-name="Dashed (var) 20" draw:style="rect" draw:dots1="1" draw:dots1-length="0.059cm" draw:distance="0.026cm"/>
    <draw:stroke-dash draw:name="Dashed_20__28_var_29__20_3" draw:display-name="Dashed (var) 3" draw:style="rect" draw:dots1="1" draw:dots1-length="0.059cm" draw:distance="0.026cm"/>
    <draw:stroke-dash draw:name="Dashed_20__28_var_29__20_4" draw:display-name="Dashed (var) 4" draw:style="rect" draw:dots1="1" draw:dots1-length="0.059cm" draw:distance="0.026cm"/>
    <draw:stroke-dash draw:name="Dashed_20__28_var_29__20_5" draw:display-name="Dashed (var) 5" draw:style="rect" draw:dots1="1" draw:dots1-length="0.059cm" draw:distance="0.026cm"/>
    <draw:stroke-dash draw:name="Dashed_20__28_var_29__20_6" draw:display-name="Dashed (var) 6" draw:style="rect" draw:dots1="1" draw:dots1-length="0.059cm" draw:distance="0.026cm"/>
    <draw:stroke-dash draw:name="Dashed_20__28_var_29__20_7" draw:display-name="Dashed (var) 7" draw:style="rect" draw:dots1="1" draw:dots1-length="0.059cm" draw:distance="0.026cm"/>
    <draw:stroke-dash draw:name="Dashed_20__28_var_29__20_8" draw:display-name="Dashed (var) 8" draw:style="rect" draw:dots1="1" draw:dots1-length="0.059cm" draw:distance="0.026cm"/>
    <draw:stroke-dash draw:name="Dashed_20__28_var_29__20_9" draw:display-name="Dashed (var) 9" draw:style="rect" draw:dots1="1" draw:dots1-length="0.059cm" draw:distance="0.026cm"/>
    <draw:stroke-dash draw:name="dash3" draw:style="rect" draw:dots1="1" draw:dots1-length="0.059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hidden="true" style:parent-style-name="Standard"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_5b_ABNT_5d__20_título_20_1" style:next-style-name="Text" style:auto-update="true" style:default-outline-level="" style:list-style-name="" style:class="text" style:master-page-name="">
      <loext:graphic-properties draw:fill="none" draw:fill-color="#99ccff"/>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shadow="none" fo:keep-with-next="always" style:writing-mode="lr-tb">
        <style:tab-stops/>
      </style:paragraph-properties>
      <style:text-properties fo:text-transform="uppercase" style:use-window-font-color="true" style:font-name="Arial" fo:font-family="Arial" style:font-family-generic="swiss" style:font-pitch="variable" fo:font-size="12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_5b_ABNT_5d__20_título_20_2" style:next-style-name="Heading_20_1" style:auto-update="true" style:default-outline-level="" style:list-style-name="" style:class="text" style:master-page-name="">
      <loext:graphic-properties draw:fill="none" draw:fill-color="#99ccff"/>
      <style:paragraph-properties fo:margin-top="0cm" fo:margin-bottom="0cm" loext:contextual-spacing="false" fo:line-height="150%" fo:text-align="justify" style:justify-single-word="false" style:page-number="auto" fo:background-color="transparent" style:shadow="none" text:number-lines="true" text:line-number="0" style:writing-mode="lr-tb">
        <style:tab-stops/>
      </style:paragraph-properties>
      <style:text-properties fo:text-transform="uppercase" style:font-name="Arial1" fo:font-family="Arial" style:font-style-name="Regular" style:font-family-generic="swiss" style:font-pitch="variable" fo:font-size="12pt" fo:font-weight="normal" style:font-size-asian="13pt"/>
    </style:style>
    <style:style style:name="Heading_20_3" style:display-name="Heading 3" style:family="paragraph" style:parent-style-name="_5b_ABNT_5d__20_título_20_3" style:auto-update="true" style:default-outline-level="" style:list-style-name=""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Heading"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Heading"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Heading"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Heading"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Heading"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Heading"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master-page-name="">
      <loext:graphic-properties draw:fill="none" draw:fill-color="#99ccff"/>
      <style:paragraph-properties fo:text-align="end" style:justify-single-word="false" style:page-number="auto" fo:background-color="transparent" text:number-lines="true" text:line-number="1" style:writing-mode="lr-tb">
        <style:tab-stops>
          <style:tab-stop style:position="7.795cm" style:type="center"/>
          <style:tab-stop style:position="15.589cm" style:type="right"/>
        </style:tab-stops>
      </style:paragraph-properties>
      <style:text-properties style:font-name="Arial1" fo:font-family="Arial" style:font-style-name="Regular" style:font-family-generic="swiss" style:font-pitch="variable" fo:font-size="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able_20_index_20_heading" style:display-name="Table index heading" style:family="paragraph" style:parent-style-name="Heading" style:next-style-name="_5b_ABNT_5d__20_Nível_20_1" style:default-outline-level="" style:list-style-name="" style:class="index" style:master-page-name="">
      <style:paragraph-properties fo:margin-left="0cm" fo:margin-right="0cm" fo:margin-top="0cm" fo:margin-bottom="0cm" loext:contextual-spacing="false" fo:line-height="150%" fo:text-align="justify" style:justify-single-word="false" fo:text-indent="0cm" style:auto-text-indent="false" style:page-number="auto" text:number-lines="false" text:line-number="0" style:writing-mode="lr-tb"/>
      <style:text-properties style:font-name="Arial1" fo:font-family="Arial" style:font-style-name="Regular" style:font-family-generic="swiss" style:font-pitch="variable" fo:font-size="12pt" fo:font-weight="normal" style:font-size-asian="16pt" style:font-weight-asian="bold" style:font-size-complex="16pt" style:font-weight-complex="bold"/>
    </style:style>
    <style:style style:name="Text" style:family="paragraph" style:parent-style-name="Caption" style:class="extra"/>
    <style:style style:name="Table" style:family="paragraph" style:parent-style-name="Caption" style:auto-update="true" style:class="extra" style:master-page-name="">
      <loext:graphic-properties draw:fill="none" draw:fill-color="#99ccff"/>
      <style:paragraph-properties fo:margin-top="0cm" fo:margin-bottom="0cm" loext:contextual-spacing="false" fo:line-height="100%" fo:text-align="center" style:justify-single-word="false" style:page-number="auto" fo:background-color="transparent" style:shadow="none" style:writing-mode="lr-tb">
        <style:tab-stops/>
      </style:paragraph-properties>
      <style:text-properties style:font-name="Arial2" fo:font-family="Arial" style:font-style-name="Itálico" style:font-family-generic="swiss" style:font-pitch="variable" fo:font-style="italic" style:font-style-asian="italic" style:font-style-complex="italic"/>
    </style:style>
    <style:style style:name="Table_20_index_20_1" style:display-name="Table index 1" style:family="paragraph" style:class="index" style:master-page-name="">
      <style:paragraph-properties fo:margin-left="0cm" fo:margin-right="0cm" fo:line-height="150%" fo:text-align="justify" style:justify-single-word="false" fo:text-indent="0cm" style:auto-text-indent="false" style:page-number="auto" style:writing-mode="pag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style>
    <style:style style:name="Frame_20_contents" style:display-name="Frame contents" style:family="paragraph" style:parent-style-name="Standard" style:class="extra"/>
    <style:style style:name="Contents_20_Heading" style:display-name="Contents Heading" style:family="paragraph" style:parent-style-name="_5b_ABNT_5d__20_Nível_20_1" style:default-outline-level="" style:list-style-name="" style:class="index" style:master-page-name="">
      <style:paragraph-properties fo:margin-left="0cm" fo:margin-right="0cm" fo:text-align="center" style:justify-single-word="false" fo:text-indent="0cm" style:auto-text-indent="false" style:page-number="auto" text:number-lines="false" text:line-number="0" style:writing-mode="page"/>
      <style:text-properties fo:font-size="12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b_ABNT_5d__20_texto_20_padrão" style:display-name="[ABNT] texto padrão" style:family="paragraph" style:master-page-name="">
      <loext:graphic-properties draw:fill="none" draw:fill-color="#99ccff"/>
      <style:paragraph-properties fo:margin-left="0cm" fo:margin-right="0cm" fo:margin-top="0cm" fo:margin-bottom="0cm" loext:contextual-spacing="false" fo:line-height="150%" fo:text-align="justify" style:justify-single-word="false" style:register-true="false" fo:text-indent="1.499cm" style:auto-text-indent="false" style:page-number="auto" fo:background-color="transparent" style:shadow="none" style:writing-mode="page">
        <style:tab-stops/>
      </style:paragraph-properties>
      <style:text-properties style:font-name="Arial1" fo:font-family="Arial" style:font-style-name="Regular" style:font-family-generic="swiss" style:font-pitch="variable" fo:font-size="12pt" style:font-size-asian="12pt" style:font-size-complex="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b_ABNT_5d__20_legenda_20_tabela" style:display-name="[ABNT] legenda tabela" style:family="paragraph" style:master-page-name="">
      <style:paragraph-properties fo:line-height="100%" fo:text-align="center" style:justify-single-word="false" style:page-number="auto" style:shadow="none" style:writing-mode="page">
        <style:tab-stops/>
      </style:paragraph-properties>
      <style:text-properties style:font-name="Arial1" fo:font-family="Arial" style:font-style-name="Regular" style:font-family-generic="swiss" style:font-pitch="variable" fo:font-size="10pt"/>
    </style:style>
    <style:style style:name="_5b_ABNT_5d__20_título_20_1" style:display-name="[ABNT] título 1" style:family="paragraph" style:default-outline-level="1" style:list-style-name="Outline" style:master-page-name="">
      <loext:graphic-properties draw:fill="none" draw:fill-color="#99ccff"/>
      <style:paragraph-properties fo:line-height="150%" fo:text-align="justify" style:justify-single-word="false" style:page-number="auto" fo:background-color="transparent" style:shadow="none" style:writing-mode="page">
        <style:tab-stops/>
      </style:paragraph-properties>
      <style:text-properties fo:text-transform="uppercase" style:font-name="Arial1" fo:font-family="Arial" style:font-style-name="Regular" style:font-family-generic="swiss" style:font-pitch="variable" fo:font-weight="bold"/>
    </style:style>
    <style:style style:name="_5b_ABNT_5d__20_nível_20_2" style:display-name="[ABNT] nível 2" style:family="paragraph" style:parent-style-name="_5b_ABNT_5d__20_título_20_2" style:default-outline-level="" style:list-style-name="" style:master-page-name="">
      <loext:graphic-properties draw:fill="none" draw:fill-color="#99ccff"/>
      <style:paragraph-properties style:page-number="auto" fo:background-color="transparent" style:writing-mode="page"/>
      <style:text-properties fo:font-weight="normal" officeooo:rsid="0a657081"/>
    </style:style>
    <style:style style:name="Illustration_20_Index_20_Heading" style:display-name="Illustration Index Heading" style:family="paragraph" style:parent-style-name="_5b_ABNT_5d__20_Nível_20_1" style:class="index" style:master-page-name="">
      <style:paragraph-properties fo:margin-left="0cm" fo:margin-right="0cm" fo:text-align="center" style:justify-single-word="false" fo:text-indent="0cm" style:auto-text-indent="false" style:page-number="auto" text:number-lines="false" text:line-number="0" style:writing-mode="lr-tb"/>
      <style:text-properties fo:font-size="12pt" fo:font-weight="normal" style:font-size-asian="16pt" style:font-weight-asian="bold" style:font-size-complex="16pt" style:font-weight-complex="bold"/>
    </style:style>
    <style:style style:name="Contents_20_1" style:display-name="Contents 1" style:family="paragraph" style:parent-style-name="_5b_ABNT_5d__20_Nível_20_1" style:auto-update="true" style:class="index" style:master-page-name="">
      <style:paragraph-properties fo:margin-left="0cm" fo:margin-right="0cm" fo:text-align="justify" style:justify-single-word="false" fo:text-indent="0cm" style:auto-text-indent="false" style:page-number="auto" style:shadow="none" text:number-lines="false" text:line-number="0" style:writing-mode="page">
        <style:tab-stops>
          <style:tab-stop style:position="17cm" style:type="right" style:leader-style="dotted" style:leader-text="."/>
        </style:tab-stops>
      </style:paragraph-properties>
      <style:text-properties style:font-name="Arial1" fo:font-family="Arial" style:font-style-name="Regular" style:font-family-generic="swiss" style:font-pitch="variable"/>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_5b_ABNT_5d__20_título_20_2" style:display-name="[ABNT] título 2" style:family="paragraph" style:parent-style-name="_5b_ABNT_5d__20_título_20_1" style:default-outline-level="2" style:list-style-name="Outline" style:master-page-name="">
      <style:paragraph-properties style:page-number="auto" style:writing-mode="page">
        <style:tab-stops/>
      </style:paragraph-properties>
      <style:text-properties fo:font-weight="normal"/>
    </style:style>
    <style:style style:name="_5b_ABNT_5d__20_título_20_3" style:display-name="[ABNT] título 3" style:family="paragraph" style:parent-style-name="Heading_20_2" style:default-outline-level="3" style:list-style-name="Outline" style:master-page-name="">
      <loext:graphic-properties draw:fill="none" draw:fill-color="#99ccff"/>
      <style:paragraph-properties style:page-number="auto" fo:background-color="transparent" style:writing-mode="lr-tb">
        <style:tab-stops/>
      </style:paragraph-properties>
      <style:text-properties fo:font-variant="normal" fo:text-transform="none" style:text-underline-style="none" fo:font-weight="bold"/>
    </style:style>
    <style:style style:name="_5b_ABNT_5d__20_Nível_20_1" style:display-name="[ABNT] Nível 1" style:family="paragraph" style:parent-style-name="_5b_ABNT_5d__20_título_20_1" style:default-outline-level="" style:list-style-name="">
      <style:paragraph-properties style:writing-mode="page">
        <style:tab-stops>
          <style:tab-stop style:position="17cm" style:type="right" style:leader-style="dotted" style:leader-text="."/>
        </style:tab-stops>
      </style:paragraph-properties>
    </style:style>
    <style:style style:name="Contents_20_2" style:display-name="Contents 2" style:family="paragraph" style:parent-style-name="_5b_ABNT_5d__20_nível_20_2" style:class="index" style:master-page-name="">
      <loext:graphic-properties draw:fill="none" draw:fill-color="#99ccff"/>
      <style:paragraph-properties fo:margin-left="0cm" fo:margin-right="0cm" fo:text-align="justify" style:justify-single-word="false" fo:text-indent="0cm" style:auto-text-indent="false" style:page-number="auto" fo:background-color="transparent" style:shadow="none" style:writing-mode="lr-tb">
        <style:tab-stops>
          <style:tab-stop style:position="16.501cm" style:type="right" style:leader-style="dotted" style:leader-text="."/>
        </style:tab-stops>
      </style:paragraph-properties>
      <style:text-properties fo:text-transform="uppercase" style:font-name="Arial1" fo:font-family="Arial" style:font-style-name="Regular" style:font-family-generic="swiss" style:font-pitch="variable"/>
    </style:style>
    <style:style style:name="Gráfico" style:family="paragraph" style:parent-style-name="Caption"/>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_5b_ABNT_5d__20_gráfico" style:display-name="[ABNT] gráfico" style:family="paragraph" style:parent-style-name="_5b_ABNT_5d__20_legenda_20_tabela">
      <style:paragraph-properties fo:margin-left="0cm" fo:margin-right="0cm" fo:text-align="center" style:justify-single-word="false" fo:text-indent="0cm" style:auto-text-indent="false" style:writing-mode="pag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_5b_ABNT_5d__20_texto_20_padrão"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master-page-name="">
      <style:paragraph-properties fo:line-height="150%" style:page-number="auto" style:writing-mode="lr-tb"/>
      <style:text-properties style:font-name="Arial1" fo:font-family="Arial" style:font-style-name="Regular" style:font-family-generic="swiss" style:font-pitch="variable" fo:font-weight="bold"/>
    </style:style>
    <style:style style:name="Quotations" style:family="paragraph" style:parent-style-name="Standard" style:class="html"/>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75cm"/>
      </text:outline-level-style>
      <text:outline-level-style text:level="2" style:num-suffix=" " style:num-format="1" text:display-levels="2">
        <style:list-level-properties text:min-label-width="1cm"/>
      </text:outline-level-style>
      <text:outline-level-style text:level="3" style:num-suffix=" "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list-style-name="ML1" style:master-page-name="">
      <style:paragraph-properties style:page-number="auto" text:number-lines="true" text:line-number="1" style:writing-mode="lr-tb"/>
      <style:text-properties officeooo:rsid="0a3c8896" officeooo:paragraph-rsid="0a3c8896"/>
    </style:style>
    <text:list-style style:name="ML1">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064cm" fo:margin-right="1.97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master-page style:name="Endnote" style:page-layout-name="Mpm2"/>
    <style:master-page style:name="Index" style:page-layout-name="Mpm3">
      <style:header>
        <text:list xml:id="list1090435767" text:style-name="ML1">
          <text:list-item>
            <text:list>
              <text:list-header>
                <text:p text:style-name="MP1"><text:page-number text:select-page="current">0</text:page-number></text:p>
              </text:list-header>
            </text:list>
          </text:list-item>
        </text:lis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54c8cbb85f300ac59db32fe8a675ff7683cd5a16</meta:generator>
    <meta:creation-date>2017-06-02T10:15:49.598000000</meta:creation-date>
    <dc:language>pt-BR</dc:language>
    <meta:editing-cycles>1599</meta:editing-cycles>
    <meta:editing-duration>P3DT22H2M38S</meta:editing-duration>
    <dc:date>2019-03-29T22:33:02.189822900</dc:date>
    <meta:document-statistic meta:table-count="0" meta:image-count="0" meta:object-count="0" meta:page-count="7" meta:paragraph-count="172" meta:word-count="1789" meta:character-count="9347" meta:non-whitespace-character-count="7479"/>
    <meta:user-defined meta:name="Info 1"/>
    <meta:user-defined meta:name="Info 2"/>
    <meta:user-defined meta:name="Info 3"/>
    <meta:user-defined meta:name="Info 4"/>
  </office:meta>
</office:document-meta>
</file>